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  <style:style style:name="P3" style:family="paragraph" style:parent-style-name="Preformatted_20_Text">
      <style:paragraph-properties fo:margin-top="0in" fo:margin-bottom="0.1965in" fo:padding="0.0193in" fo:border="0.0008in solid #d9d9e3"/>
    </style:style>
    <style:style style:name="P4" style:family="paragraph" style:parent-style-name="Preformatted_20_Text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Глава 3: Расширенные темы в Laravel</text:span></text:h>
      <text:h text:style-name="P5" text:outline-level="3"><text:span text:style-name="Strong_20_Emphasis">3.1 Аутентификация и авторизация</text:span></text:h>
      <text:h text:style-name="P2" text:outline-level="4"><text:span text:style-name="Strong_20_Emphasis">Работа с системой аутентификации</text:span></text:h>
      <text:p text:style-name="P1">Laravel предоставляет интегрированную систему аутентификации, которая включает в себя готовые методы для регистрации пользователей, входа в систему, сброса паролей и управления сеансами.</text:p>
      <text:p text:style-name="P4">phpCopy code</text:p>
      <text:p text:style-name="P4"><text:span text:style-name="Source_20_Text">// Регистрация</text:span></text:p>
      <text:p text:style-name="P4"><text:span text:style-name="Source_20_Text">public function register(Request $request) {</text:span></text:p>
      <text:p text:style-name="P4"><text:span text:style-name="Source_20_Text"><text:s text:c="4"/>// ...</text:span></text:p>
      <text:p text:style-name="P4"><text:span text:style-name="Source_20_Text">}</text:span></text:p>
      <text:p text:style-name="P4"/>
      <text:p text:style-name="P4"><text:span text:style-name="Source_20_Text">// Вход в систему</text:span></text:p>
      <text:p text:style-name="P4"><text:span text:style-name="Source_20_Text">public function login(Request $request) {</text:span></text:p>
      <text:p text:style-name="P4"><text:span text:style-name="Source_20_Text"><text:s text:c="4"/>// ...</text:span></text:p>
      <text:p text:style-name="P4"><text:span text:style-name="Source_20_Text">}</text:span></text:p>
      <text:p text:style-name="P4"/>
      <text:p text:style-name="P4"><text:span text:style-name="Source_20_Text">// Сброс пароля</text:span></text:p>
      <text:p text:style-name="P4"><text:span text:style-name="Source_20_Text">public function resetPassword(Request $request) {</text:span></text:p>
      <text:p text:style-name="P4"><text:span text:style-name="Source_20_Text"><text:s text:c="4"/>// ...</text:span></text:p>
      <text:p text:style-name="P3"><text:span text:style-name="Source_20_Text">}</text:span></text:p>
      <text:h text:style-name="P2" text:outline-level="4"><text:span text:style-name="Strong_20_Emphasis">Роли и разрешения</text:span></text:h>
      <text:p text:style-name="P1">Для управления доступом к различным частям приложения используются роли и разрешения. Они позволяют определить, какие пользователи имеют доступ к определенным функциям и данным.</text:p>
      <text:p text:style-name="P4">phpCopy code</text:p>
      <text:p text:style-name="P4"><text:span text:style-name="Source_20_Text">if ($user-&gt;hasRole('admin')) {</text:span></text:p>
      <text:p text:style-name="P4"><text:span text:style-name="Source_20_Text"><text:s text:c="4"/>// Доступ админа к определенной функциональности</text:span></text:p>
      <text:p text:style-name="P4"><text:span text:style-name="Source_20_Text">}</text:span></text:p>
      <text:p text:style-name="P4"/>
      <text:p text:style-name="P4"><text:span text:style-name="Source_20_Text">if ($user-&gt;can('edit_posts')) {</text:span></text:p>
      <text:p text:style-name="P4"><text:span text:style-name="Source_20_Text"><text:s text:c="4"/>// Разрешение на редактирование постов</text:span></text:p>
      <text:p text:style-name="P3"><text:span text:style-name="Source_20_Text">}</text:span></text:p>
      <text:h text:style-name="P5" text:outline-level="3"><text:span text:style-name="Strong_20_Emphasis">3.2 Работа с базами данных</text:span></text:h>
      <text:h text:style-name="P2" text:outline-level="4"><text:span text:style-name="Strong_20_Emphasis">Миграции базы данных</text:span></text:h>
      <text:p text:style-name="P1">Миграции в Laravel представляют собой способ создания и изменения структуры базы данных с использованием кода. Это позволяет синхронизировать структуру БД с приложением и делает ее более поддерживаемой.</text:p>
      <text:p text:style-name="P4">phpCopy code</text:p>
      <text:p text:style-name="P3"><text:span text:style-name="Source_20_Text">php artisan make:migration create_users_table</text:span></text:p>
      <text:h text:style-name="P2" text:outline-level="4"><text:span text:style-name="Strong_20_Emphasis">Работа с сидерами</text:span></text:h>
      <text:p text:style-name="P1">Сидеры - это классы, предназначенные для заполнения базы данных тестовыми данными. <text:soft-page-break/>Это полезно при разработке и тестировании приложений.</text:p>
      <text:p text:style-name="P4">phpCopy code</text:p>
      <text:p text:style-name="P4"><text:span text:style-name="Source_20_Text">class UsersTableSeeder extends Seeder {</text:span></text:p>
      <text:p text:style-name="P4"><text:span text:style-name="Source_20_Text"><text:s text:c="4"/>public function run() {</text:span></text:p>
      <text:p text:style-name="P4"><text:span text:style-name="Source_20_Text"><text:s text:c="8"/>// ...</text:span></text:p>
      <text:p text:style-name="P4"><text:span text:style-name="Source_20_Text"><text:s text:c="4"/>}</text:span></text:p>
      <text:p text:style-name="P3"><text:span text:style-name="Source_20_Text">}</text:span></text:p>
      <text:h text:style-name="P5" text:outline-level="3"><text:span text:style-name="Strong_20_Emphasis">3.3 Работа с файлами и изображениями</text:span></text:h>
      <text:h text:style-name="P2" text:outline-level="4"><text:span text:style-name="Strong_20_Emphasis">Загрузка и хранение файлов</text:span></text:h>
      <text:p text:style-name="P1">Laravel предоставляет простые и удобные методы для загрузки и хранения файлов на сервере или в облачном хранилище.</text:p>
      <text:p text:style-name="P4">phpCopy code</text:p>
      <text:p text:style-name="P3"><text:span text:style-name="Source_20_Text">$request-&gt;file('avatar')-&gt;store('avatars');</text:span></text:p>
      <text:h text:style-name="P2" text:outline-level="4"><text:span text:style-name="Strong_20_Emphasis">Манипуляции с изображениями</text:span></text:h>
      <text:p text:style-name="P1">Для работы с изображениями можно использовать библиотеки, такие как Intervention Image, интегрируемые в Laravel для обработки изображений.</text:p>
      <text:p text:style-name="P4">phpCopy code</text:p>
      <text:p text:style-name="P3"><text:span text:style-name="Source_20_Text">Image::make('avatar.jpg')-&gt;resize(300, 200)-&gt;save('resized_avatar.jpg');</text:span></text:p>
      <text:h text:style-name="P5" text:outline-level="3"><text:span text:style-name="Strong_20_Emphasis">3.4 Управление зависимостями</text:span></text:h>
      <text:h text:style-name="P2" text:outline-level="4"><text:span text:style-name="Strong_20_Emphasis">Использование Composer для управления зависимостями</text:span></text:h>
      <text:p text:style-name="P1">Composer - это менеджер зависимостей для PHP, который используется в Laravel для установки и управления пакетами.</text:p>
      <text:p text:style-name="P4">bashCopy code</text:p>
      <text:p text:style-name="P3"><text:span text:style-name="Source_20_Text">composer require имя_пакета</text:span></text:p>
      <text:h text:style-name="P2" text:outline-level="4"><text:span text:style-name="Strong_20_Emphasis">Интеграция пакетов в проект</text:span></text:h>
      <text:p text:style-name="P1">Laravel легко интегрирует сторонние пакеты с помощью Composer, что позволяет добавлять функциональность в проект с минимальными усилиями.</text:p>
      <text:p text:style-name="P4">phpCopy code</text:p>
      <text:p text:style-name="P4"><text:span text:style-name="Source_20_Text">use PackageNamespace\PackageClass;</text:span></text:p>
      <text:p text:style-name="P4"/>
      <text:p text:style-name="P3"><text:span text:style-name="Source_20_Text">$packageInstance = new PackageClass();</text:span></text:p>
      <text:p text:style-name="P1">Это лишь краткий обзор расширенных тем в Laravel, включая аутентификацию и авторизацию, работу с базами данных, файлами и изображениями, а также управление зависимостями. Каждая из этих тем имеет множество деталей и подходов, которые могут быть изучены для углубленного понимания и использования в разработк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17:20.84</dc:date>
    <meta:document-statistic meta:table-count="0" meta:image-count="0" meta:object-count="0" meta:page-count="2" meta:paragraph-count="59" meta:word-count="350" meta:character-count="2698"/>
    <dc:creator>Dima Wide</dc:creator>
    <meta:user-defined meta:name="Info 1"/>
    <meta:user-defined meta:name="Info 2"/>
    <meta:user-defined meta:name="Info 3"/>
    <meta:user-defined meta:name="Info 4"/>
  </office:meta>
</office:document-meta>
</file>